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fo:text-align="end" style:justify-single-word="false"/>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200%" fo:text-align="start" style:justify-single-word="false"/>
    </style:style>
    <style:style style:name="P4" style:family="paragraph" style:parent-style-name="Standard">
      <style:paragraph-properties fo:line-height="200%"/>
      <style:text-properties style:font-name="Times New Roman" fo:font-size="12pt" style:font-size-asian="12pt" style:font-size-complex="12pt"/>
    </style:style>
    <style:style style:name="P5" style:family="paragraph" style:parent-style-name="Standard">
      <style:paragraph-properties fo:line-height="200%" fo:text-align="start" style:justify-single-word="false"/>
      <style:text-properties style:font-name="Times New Roman" fo:font-size="12pt" style:font-size-asian="12pt" style:font-size-complex="12pt"/>
    </style:style>
    <style:style style:name="P6" style:family="paragraph" style:parent-style-name="Standard">
      <style:paragraph-properties fo:line-height="100%"/>
      <style:text-properties style:font-name="Times New Roman" fo:font-size="12pt" style:font-size-asian="12pt" style:font-size-complex="12pt"/>
    </style:style>
    <style:style style:name="P7" style:family="paragraph" style:parent-style-name="Standard">
      <style:paragraph-properties fo:line-height="150%"/>
      <style:text-properties style:font-name="Times New Roman" fo:font-size="12pt" style:font-size-asian="12pt" style:font-size-complex="12pt"/>
    </style:style>
    <style:style style:name="P8" style:family="paragraph" style:parent-style-name="Standard">
      <style:paragraph-properties fo:line-height="150%" fo:text-align="start" style:justify-single-word="false"/>
      <style:text-properties style:font-name="Times New Roman" fo:font-size="12pt" style:font-size-asian="12pt" style:font-size-complex="12pt"/>
    </style:style>
    <style:style style:name="P9" style:family="paragraph" style:parent-style-name="Standard">
      <style:paragraph-properties fo:line-height="200%" fo:text-align="start" style:justify-single-word="false"/>
      <style:text-properties style:font-name="sans-serif" fo:font-size="10.5pt"/>
    </style:style>
    <style:style style:name="P10" style:family="paragraph" style:parent-style-name="Standard">
      <style:paragraph-properties fo:line-height="150%" fo:text-align="start" style:justify-single-word="false"/>
      <style:text-properties style:font-name="Times New Roman" fo:font-size="12pt" style:font-size-asian="12pt" style:font-size-complex="12pt"/>
    </style:style>
    <style:style style:name="P11" style:family="paragraph" style:parent-style-name="Standard">
      <style:paragraph-properties fo:line-height="200%" fo:text-align="start" style:justify-single-word="false"/>
      <style:text-properties style:font-name="Times New Roman" fo:font-size="12pt" style:font-size-asian="12pt" style:font-size-complex="12pt"/>
    </style:style>
    <style:style style:name="P12" style:family="paragraph" style:parent-style-name="Standard">
      <style:paragraph-properties fo:line-height="200%" fo:text-align="center" style:justify-single-word="false"/>
      <style:text-properties fo:font-weight="bold" style:font-weight-asian="bold" style:font-weight-complex="bold"/>
    </style:style>
    <style:style style:name="T1" style:family="text">
      <style:text-properties fo:font-style="italic"/>
    </style:style>
    <style:style style:name="T2" style:family="text">
      <style:text-properties style:font-name="Times New Roman" fo:font-size="12pt"/>
    </style:style>
    <style:style style:name="T3" style:family="text">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ack Austin</text:p>
      <text:p text:style-name="P1">CAP 3</text:p>
      <text:p text:style-name="P1">4/1/15</text:p>
      <text:p text:style-name="P2"/>
      <text:p text:style-name="P2">Disinhibition effect in Communication</text:p>
      <text:p text:style-name="P2"/>
      <text:p text:style-name="P3"><text:tab/>Conflict undoubtedly arises through the constant usage of interpersonal communication, but conflict is not constrained to individuals speaking in person. In other forms of communication such as communicating online people are still prone to such conflict. The Disinhibition effect discloses this tendency of certain individuals to say and do things in the online environment that they would not say or do in other communication contexts. The focus of this article will be on the factors that interact with one another in the creation of this effect, the differences in communication from online and face-to-face sources, and the influences the internet draws on interpersonal communication.</text:p>
      <text:p text:style-name="P3"><text:tab/>The Disinhibition effect as described by Hollenbaugh and Everett (2013 p. 283) is where "The anonymity afforded by the Internet has been found to result in decreasing inhibitions and increasing self-disclosures." To expand on Hollenbaugh and Everett's definition, an inhibition is something that can restrain, block, or suppress. Self-disclosures are the process in which a person reveals themselves to <text:s/>another person. Essentially, the Disinhibition effect is created when a person has access to anonymity. The person's anonymity changes their ability to suppress their own emotions and results in the individual getting more-easily emotionally involved and prone to conflict. With the person being more emotionally involved the causation of revealing information about themselves is increased. Since that person is more willing is disclose information about themselves they may say things that have a higher chance of causing conflict.</text:p>
      <text:p text:style-name="P3"><text:tab/>Conflict occurs more often due to the Disinhibition effect because of an individuals willingness to disclose information. A reason why this increased disclosure of information can cause conflict may stem from another interpsonal communication concept called the social <text:soft-page-break/>exchange theory. Social exchange theory is described as the means in which self-disclosure is assessed on a cost and rewards basis. There is a balance between the cost of sharing information and reward in the relationship for sharing it. However, the increased sharing of information online may disrupt the ratio between these costs and rewards. The disruptive behavior of sharing more information than necessary has higher costs on peoples relationships allowing conflict to more easily grow.</text:p>
      <text:p text:style-name="P3"><text:tab/>As quoted from Joinson <text:s/>(1999 p. 434): "<text:span text:style-name="T2">It is also predicted that participants will show higher social desirability and higher social anxiety when they are nonanonymous than when they are anonymous." Joinson performed an experient measuring the self-esteem, social desirability, and social anxiety demonstrated by individuals when they were online and anonymous versus when they were nonanonymous in person using a paper and pencil. The results of the experiment found that those online scored significantly lower on measures of social desirability and social anxiety and scored moderately higher on measures of their self esteem (Joinson, 1999, p. 437). The Disinhibition effect is highly affected by measures of the anonymity of an individual. If the person is not in an anonymous context the Disinhibition effect greatly wanes in strength and may cease to exist.</text:span></text:p>
      <text:p text:style-name="P3"><text:tab/>Anonymity also affects the sharing of information. Due to the nature of meeting a person online rather than in person there is less accountability on their actions. When the person is no longer held as responsibile for their actions the costs of sharing information lowers. When separating their actions online they may feel less vulnerable about self-disclosing information (Hollenbaugh &amp; Everett, 2013, p. 283). Being less vulnerable allows that person to not feel as constrained about their actions in online environments, and thus, lowering their ability of inhibition.</text:p>
      <text:p text:style-name="P3"><text:tab/>A person's inhibition, or ability to supress behavior and emotion, is part of the Disinhibition effect. When anonymity allows for a person to be less constrained in controlling their own behaviors the risks and costs of communication are decreased. With there being less of a risk to disclose information it is natural for the person to share more about how they feel on a situation to <text:soft-page-break/>another person. As mentioned earlier, this willingness of an individual to share information can cause conflicts to occur more readily. Since the conflict happens online, the other individual will experience similar symptoms from the Disinhibition effect. Like the first person, they will be less able to control their emotions appropriately, feeling more distressed and greater intensifying the conflict. With the widespread use of the internet the number of situations where this theory occurs increases and conflict becomes more frequent.</text:p>
      <text:p text:style-name="P3"><text:tab/>The accumulation of increased conflicts online between individuals is the causation of a phenomenon called cyber bullying. As described by Li (as cited by Bill Belsey, p. 2 ): </text:p>
      <text:p text:style-name="P9"><text:tab/>Cyberbullying involves the use of information and communication technologies such as e-mail, <text:tab/>cell phone and pager text messages, instant messaging, defamatory personal Web sites, and <text:tab/>defamatory online personal polling Web sites, to support deliberate, repeated, and hostile <text:tab/>behaviour by an individual or group, that is intended to harm others.</text:p>
      <text:p text:style-name="P3">Cyber bullying can happen in a matter of several ways. Li also provided an example of seven differing categories of how cyber bullying can occur including (as cited by Nancy Willard <text:span text:style-name="T3">2004):</text:span></text:p>
      <text:p text:style-name="P8"><text:tab/>Flaming: Sending angry, rude, vulgar messages about a person to an online group or to that <text:tab/>person via email or other text messaging.</text:p>
      <text:p text:style-name="P7"><text:tab/>Online harassment: Repeatedly sending offensive messages via email or other text <text:tab/>messaging to a person.</text:p>
      <text:p text:style-name="P7"><text:tab/>Cyberstalking: Online harassment that includes threats of harm or is excessively <text:tab/>intimidating.</text:p>
      <text:p text:style-name="P7"><text:tab/>Denigration (put-downs): Sending harmful, untrue, or cruel statements about a person to <text:tab/>other people or posting such material online.</text:p>
      <text:p text:style-name="P7"><text:tab/>Masquerade: Pretending to be someone else and sending or posting material that makes that <text:tab/>person look bad.</text:p>
      <text:p text:style-name="P7"><text:tab/>Outing: Sending or posting material about a person that contains sensitive, private, or <text:tab/>embarrassing information, including forwarding private messages or images.</text:p>
      <text:p text:style-name="P7"><text:tab/>Exclusion: Cruelly excluding someone from an online group.</text:p>
      <text:p text:style-name="P6"/>
      <text:p text:style-name="P4">Cyberbullying is the defined term for these accumulated conflicts online. The Disinhibition effect has created an atmosphere where bullying online can more readily take place than in face-to-face communication situations.</text:p>
      <text:p text:style-name="P4"><text:soft-page-break/><text:tab/>Cyberbullying isn't restricted to age and it isn't inclusive to a single party. Who might be bullied at school is a victim while the bully may only be the bully and not a victim as well. This is in contrast to how cyberbullying works. Cyberbullying is the result of many disinhibited conflicts that arise between people. Due to the nature of the bullying being disinhibited who was once being cyberbullied online may very well be cyberbullying someone else at the same time or soon afterwards. The Disinhibition effect creates a cycle of bullying that continues to spread and becomes part of the atmosphere when new individuals participate.</text:p>
      <text:p text:style-name="P4"><text:tab/>The Disinhibition effect influences and changes the internet in such a way that such bullying becomes the norm and often is not even considered bullying. It gets to a point where people come up with new conclusions of how the rules work in interpersonal communication between people. As these people continue to communicate online the process starts over from the Disinhibition effect, but the next go around of this cycle is not as difficult. They are able to subconciously differentiate their behaviors online to their behaviors in person and create a new set of morals to make understanding of this phenomenon. At the same time, people with little previous experience with this "Internet atmosphere" are using their previous communicative values from real-life scenarios. These scenarios do not match with the culture thats formulated around the online communities and these new people may feel they do not belong as their views differ from those in these groups.</text:p>
      <text:p text:style-name="P4"><text:tab/>I would like to provide an interpersonal situation of mine that relates to the previous ideas just dicussed. I've been playing a computer game called Dota for the past ten years. Dota is a five-versus-five game where the goal is to destroy the enemy's main structure. It's a very complex game that requires considerable amounts of teamwork to win at. This teamwork has to come from people communicating online to a reach a goal against other individuals trying to accomplish this same task. The game is very competitive in this nature and results in a lot of situations and examples recently discussed to come to the surface.</text:p>
      <text:p text:style-name="P4"><text:tab/>The communication between these people during a match is very indicative of the Disinhibition effect. To fit in it is common for anything one says to be typed out as quickly as <text:soft-page-break/>possible (and generally the more typos the better). To say something like "I'm going to top lane" what really might be said "IMg oing TOP LOPL." Going along with this idea, everything that is said needs to have some form of a "lol" to indicate what is said is funny or casual or a derogative swear word must be involved to show their annoyance. If someone isn't fitting in correctly or conflict might arise it's common to put a simple "?" and to either say nothing else or just call them an idiot. No matter what though, everything that is communicated between individuals is indicative of being highly disinhibited.</text:p>
      <text:p text:style-name="P3"><text:tab/>Avoidance of conflict weighs on the side of impossibility for a game of Dota. With the nature of communication in these games matches being heavily affected by disinhibition along with the game being highly competitive nearly all games result in conflict. Players emotions run high from the competition and any sense of subduing self-disclosure is thrown by the wayside. These factors weigh in on the players during Dota matches to the point where people stop caring about censoring themselves. With no interest in censoring themelves people engage in conflict like it's a natural part of the game. Since conflict is occuring so often it becomes the norm o. how to play the game.</text:p>
      <text:p text:style-name="P3"><text:tab/>Over the decade I've been playing Dota most of it's time I have been spending it with friends. To this day we still play Dota and this game is one of our only activies when we get together. Dota has formulated it's own special online culture and set of rules on how people communicate with one another. <text:s/>The nature of this process has resulted in the seclusion of the Dota culture from other aspects in my life and as thus I try to avoid letting my involvement with Dota affect other aspects of my life.</text:p>
      <text:p text:style-name="P3"><text:tab/>Weeks ago I was asked to spend time thinking about the costs of friendship in my life. Thinking about the costs of my friendship I learned that many of my relationships would not be around without Dota. Many of these people I would no longer associate myself with if it were not for our shared interest with this game. This is due to the factor of the seclusion of their morals within that community to what I consider to be unjustified outside of that atmosphere. Many of <text:soft-page-break/>these people in everyday life are good people who have accomplished things such as going on religious missions, but due to their constrained interpersonal beliefs that they gained through the Dota online community I find myself disassociated with their behaviors and unwilling to spend time with them outside of that context.</text:p>
      <text:p text:style-name="P3"><text:tab/>The culture behind Dota has allowed concepts such as disinhibition and cyberbullying to be a normal part of their lives. With conflict arising so naturally that it's a part of being involved with the game someone is going to bully and be bullied in most games, often at the same time for both individuals. The most common form of cyberbullying for Dota is flaming which was cited by Li from Nancy Willard where angry, rude, and vulgar messages are being sent (2007). Like mentioned before, this is often opposite face-to-face bullying as the individual doing the bullying is being bullied themselves. The constant flaming and bullying behind online games such as Dota really changes how these individuals compose themselves and have developed a culture that encompasses these kinds of toxic behaviors.</text:p>
      <text:p text:style-name="P3"><text:tab/>Going forward, the question to ask is how are we to remove this atmosphere of cyberbullying from the online environment? After all we have forms of control over bullying in face-to-face scenarios and as determined by Keith and Martin (2005 p. 224) cyberbullying shares similar aspects in its intent to hurt others through power and control. In a survey provided by Keith and Martin (2005) they found:</text:p>
      <text:p text:style-name="P8"><text:tab/>* 57% of students said that someone had said hurtful or angry things to them online with <text:tab/>13% saying it happens “quite often”.</text:p>
      <text:p text:style-name="P8"><text:tab/>* 53% of students admit saying mean or hurtful things to someone online and 7% admit to <text:tab/>doing it “quite often”.</text:p>
      <text:p text:style-name="P8"><text:tab/>* 35% of students have been threatened online with 5% saying it happens “quite often”.</text:p>
      <text:p text:style-name="P8"><text:tab/>* 42% have been bullied online with 7% saying it happens “quite often”.</text:p>
      <text:p text:style-name="P7"><text:tab/>* 20% have received mean or threatening e-mails.</text:p>
      <text:p text:style-name="P7"><text:tab/>* 58% have not told their parents or another adult about their experiences online.</text:p>
      <text:p text:style-name="P6"/>
      <text:p text:style-name="P5"><text:tab/>These percentages reflect students who had experienced cyberbullying a decade ago. If we were to consider the growth of the internet and development of technology to this year these <text:soft-page-break/>percentages would likely have increased much higher. A decade ago terms such as cyberbullying needed to be determined because this phenomenon behind online communication was a new issue. Fast forward to today we notice that these types of issues are even more common and apparent. On a consistent basis a news story is released about things people say based off their disinhibition on typical social media sites such as Facebook and Twitter. Keith and Martin found that it was difficult to combat cyberbullying as the Internet emphasized a differing kind of entity between parents and their children. For parents it was but a useful tool their kids could use while for those kids it was a lifestyle (2005 p. 226). I completely agree with Keith and Martin's assessments that cyberbullying is difficult to combat because cyberbullying is looked at as a different entity to each generation. With the development and ever-more prominence of online communities today this factor is further brought home. When I shared my interpersonal story with Dota it came from a similar timeline of a decade ago. Cyberbullying was a new issue and something to be researched.</text:p>
      <text:p text:style-name="P5"><text:tab/>One thing in common between each generation is they communicate based on their previous experiences. For the older generation when they communicated online their interpersonal experiences in everyday life dictated how they acted and approached communication. For younger generations who have had access to these online outlets their entire lives they've learned to communicate differently. Each newer generation has helped shaped online culture to what is today. Issues that were considered to be cyberbullying a decade ago are not considered as major of an issue even though it's become even more common to read about these situations. Examples include where game developers get death threats when they change something in the game they have created to other situations where even having a coherent and civil conversation on the messages of a youtube video seem impossible.</text:p>
      <text:p text:style-name="P3"><text:span text:style-name="T3"><text:tab/>When we discuss these issues today in modern society it seems the focus is no longer on how we solve this problem, because how would you solve this problem? If the Disinhibition effect has helped shape a culture of interpersonal communication online that differs from face-to-face communication then it's arguable as to what the problem is. If these individuals have differing </text:span><text:soft-page-break/><text:span text:style-name="T3">means for identifying what constitutes morally and socially acceptable behaviors it becomes an ethical issue on which culture 'got it right' or to look at it differently and decide perhaps it is difficult to state what is even a problem in this differing culture.</text:span></text:p>
      <text:p text:style-name="P5"><text:tab/>This type of thinking on whether online-mediated social interactions is a good or bad thing is touched by authors Nie, Hillygus, and Erbring. They state that if humans are to be considered social animals then it's the presence of communication with other people that's important in everyday life -- not whether the interactions are actually pleasant (2002 p. 217). Expanding on this concept along with the works of Joinson on how anonymity affect a persons self-esteem and general use of the Disinhibition effect, if a highly introverted person is not getting the necessary social interation needed for the process of hypersociality then at the very least behaviors that are toxic online may prove better for their process of maturity than nothing at all.</text:p>
      <text:p text:style-name="P5"><text:tab/>Anonymity in online scenarios helps create the Disinhibition effect which increases the number of conflicts that happen in internet cultures. These conflicts often result in issues of increased cyberbullying between people. The cyberbullying in these situations have helped mold these cultures morals and behaviors in such a way where these issues have become normal. As the internet and new technologies have developed they have become an important factor in the spread of these internet cultures to younger generations as a new form of interpersonal communication. The process of understanding theoretical concepts such as the Disinhibition effect isn't necessarily to solve these problems from the internet and new technologies that will come in the future, but more an attempt of helping individuals understand and come to a realization on what is happening with their actions and others actions regarding these issues. Once a person begins to understand this process they'll more easily be able to reflect upon themselves on these issues and be able to better choose correct cognitive actions.</text:p>
      <text:p text:style-name="P3"/>
      <text:p text:style-name="P3"/>
      <text:p text:style-name="P3"/>
      <text:p text:style-name="P3"><text:soft-page-break/></text:p>
      <text:p text:style-name="P12">References</text:p>
      <text:p text:style-name="P12"/>
      <text:p text:style-name="P3">Hollenbaugh, E. E., &amp; Everett, M. K. (2013). The effects of anonymity on self‐disclosure in blogs: <text:tab/>An application of the online disinhibition effect. <text:span text:style-name="T1">Journal of Computer‐Mediated <text:tab/>Communication</text:span>, <text:span text:style-name="T1">18</text:span>(3), 283-302. doi:10.1111/jcc4.12008.</text:p>
      <text:p text:style-name="P3">Joinson, A. (1999). Social desirability, anonymity, and Internet-based questionnaires. <text:span text:style-name="T1">Behavior <text:tab/>Research Methods, Instruments, &amp; Computers</text:span>, <text:span text:style-name="T1">31</text:span>(3), 433-438. </text:p>
      <text:p text:style-name="P3">Keith, S., &amp; Martin, M. E. (2005). Cyber-bullying: Creating a culture of respect in a cyber world. <text:tab/><text:span text:style-name="T1">Reclaiming children and youth</text:span>, <text:span text:style-name="T1">13</text:span>(4), 224-228. </text:p>
      <text:p text:style-name="P3">Li, Q. (2007). Bullying in the new playground: Research into cyberbullying and cyber <text:tab/>victimisation. <text:span text:style-name="T1">Australasian Journal of Educational Technology</text:span>, <text:span text:style-name="T1">23</text:span>(4).</text:p>
      <text:p text:style-name="P3">Nie, N. H., Hillygus, D. S., &amp; Erbring, L. (2002). Internet use, interpersonal relations, and <text:tab/>sociability. <text:span text:style-name="T1">The Internet in everyday life</text:span>, 215-243.</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10M39S</meta:editing-duration>
    <meta:editing-cycles>85</meta:editing-cycles>
    <meta:generator>OpenOffice/4.0.0$Win32 OpenOffice.org_project/400m3$Build-9702</meta:generator>
    <dc:date>2015-04-02T11:53:49.16</dc:date>
    <dc:creator>Zack Austin</dc:creator>
    <meta:document-statistic meta:table-count="0" meta:image-count="0" meta:object-count="0" meta:page-count="9" meta:paragraph-count="47" meta:word-count="2998" meta:character-count="18859"/>
    <meta:user-defined meta:name="Info 1"/>
    <meta:user-defined meta:name="Info 2"/>
    <meta:user-defined meta:name="Info 3"/>
    <meta:user-defined meta:name="Info 4"/>
  </office:meta>
</office:document-meta>
</file>